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o | tr 'A-Za-z' 'N-ZA-Mn-za-m'</text:p>
      <text:p text:style-name="Standard"/>
      <text:p text:style-name="Standard">sort -u (unique output) -n (numbers) -f (fold case) -r (reverse order)</text:p>
      <text:p text:style-name="Standard"/>
      <text:p text:style-name="Standard">ls -l /etc |sort -k 5nr,5 -k 9f | more</text:p>
      <text:p text:style-name="Standard"/>
      <text:p text:style-name="Standard">pr -t (terminal flag)</text:p>
      <text:p text:style-name="Standard"/>
      <text:p text:style-name="Standard">stty -a</text:p>
      <text:p text:style-name="Standard"/>
      <text:p text:style-name="Standard">don't do – UNLESS someone else draws first blood</text:p>
      <text:p text:style-name="Standard">^c at the end of input line</text:p>
      <text:p text:style-name="Standard"/>
      <text:p text:style-name="Standard"/>
      <text:p text:style-name="Standard">fg [jobid] - (foreground)</text:p>
      <text:p text:style-name="Standard">bg [jobid] – (background)</text:p>
      <text:p text:style-name="Standard">jobs</text:p>
      <text:p text:style-name="Standard">kill jobid</text:p>
      <text:p text:style-name="Standard"/>
      <text:p text:style-name="Standard">kill -HUP (simulate a hangup)</text:p>
      <text:p text:style-name="Standard">kill – KILL -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nis Klauder</meta:initial-creator>
    <meta:creation-date>2015-09-21T08:18:20.46</meta:creation-date>
    <dc:date>2015-09-21T09:17:12.34</dc:date>
    <dc:creator>Dennis Klauder</dc:creator>
    <meta:editing-duration>PT12M1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3" meta:word-count="69" meta:character-count="350"/>
  </office:meta>
</office:document-meta>
</file>